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39cm"/>
    </style:style>
    <style:style style:name="co3" style:family="table-column">
      <style:table-column-properties fo:break-before="auto" style:column-width="24.813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Race</text:p>
          </table:table-cell>
          <table:table-cell table:style-name="ce1" office:value-type="string">
            <text:p>Planet</text:p>
          </table:table-cell>
          <table:table-cell table:style-name="ce1" office:value-type="string">
            <text:p>Culture</text:p>
          </table:table-cell>
          <table:table-cell table:style-name="ce1" office:value-type="string">
            <text:p>Style</text:p>
          </table:table-cell>
          <table:table-cell table:style-name="ce1" office:value-type="string">
            <text:p>Traits</text:p>
          </table:table-cell>
          <table:table-cell table:style-name="ce1" office:value-type="string">
            <text:p>Descriptio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bbidon</text:p>
          </table:table-cell>
          <table:table-cell office:value-type="string">
            <text:p>Gas</text:p>
          </table:table-cell>
          <table:table-cell office:value-type="string">
            <text:p>Artisans</text:p>
          </table:table-cell>
          <table:table-cell office:value-type="string">
            <text:p>Neutral</text:p>
          </table:table-cell>
          <table:table-cell office:value-type="string">
            <text:p>Psychic</text:p>
          </table:table-cell>
          <table:table-cell office:value-type="string">
            <text:p>A neutral race which holds art above all else and is latently psychic. The Abbidon are a peaceful and serene people.</text:p>
          </table:table-cell>
          <table:table-cell table:number-columns-repeated="1018"/>
        </table:table-row>
        <table:table-row table:style-name="ro1">
          <table:table-cell office:value-type="string">
            <text:p>Cryslonite</text:p>
          </table:table-cell>
          <table:table-cell office:value-type="string">
            <text:p>Gas</text:p>
          </table:table-cell>
          <table:table-cell office:value-type="string">
            <text:p>Berzerkers</text:p>
          </table:table-cell>
          <table:table-cell office:value-type="string">
            <text:p>Psychotic</text:p>
          </table:table-cell>
          <table:table-cell office:value-type="string">
            <text:p>Crystallurgy</text:p>
          </table:table-cell>
          <table:table-cell office:value-type="string">
            <text:p>A vicious race of sentient crystalline lifeforms. <text:s/></text:p>
          </table:table-cell>
          <table:table-cell table:number-columns-repeated="1018"/>
        </table:table-row>
        <table:table-row table:style-name="ro1">
          <table:table-cell office:value-type="string">
            <text:p>Krill</text:p>
          </table:table-cell>
          <table:table-cell office:value-type="string">
            <text:p>Rock</text:p>
          </table:table-cell>
          <table:table-cell office:value-type="string">
            <text:p>Berzerkers</text:p>
          </table:table-cell>
          <table:table-cell office:value-type="string">
            <text:p>Violent</text:p>
          </table:table-cell>
          <table:table-cell office:value-type="string">
            <text:p>Hardy Industrialists</text:p>
          </table:table-cell>
          <table:table-cell office:value-type="string">
            <text:p>The Krill are a genocidal race which are violent in the extreme. They reproduce quickly and are adept at building things.</text:p>
          </table:table-cell>
          <table:table-cell table:number-columns-repeated="1018"/>
        </table:table-row>
        <table:table-row table:style-name="ro1">
          <table:table-cell office:value-type="string">
            <text:p>Piundon</text:p>
          </table:table-cell>
          <table:table-cell office:value-type="string">
            <text:p>Rock</text:p>
          </table:table-cell>
          <table:table-cell office:value-type="string">
            <text:p>Berzerkers</text:p>
          </table:table-cell>
          <table:table-cell office:value-type="string">
            <text:p>Violent</text:p>
          </table:table-cell>
          <table:table-cell office:value-type="string">
            <text:p>Propulsion Experts</text:p>
          </table:table-cell>
          <table:table-cell office:value-type="string">
            <text:p>The Piundon are a silicon based lifeform that is extremely violent.</text:p>
          </table:table-cell>
          <table:table-cell table:number-columns-repeated="1018"/>
        </table:table-row>
        <table:table-row table:style-name="ro1">
          <table:table-cell office:value-type="string">
            <text:p>Praetorian</text:p>
          </table:table-cell>
          <table:table-cell office:value-type="string">
            <text:p>Gas</text:p>
          </table:table-cell>
          <table:table-cell office:value-type="string">
            <text:p>Engineers</text:p>
          </table:table-cell>
          <table:table-cell office:value-type="string">
            <text:p>Serene</text:p>
          </table:table-cell>
          <table:table-cell/>
          <table:table-cell office:value-type="string">
            <text:p>The Praetorian are a reclusive race that are known for their advanced resource extracting abilities.</text:p>
          </table:table-cell>
          <table:table-cell table:number-columns-repeated="1018"/>
        </table:table-row>
        <table:table-row table:style-name="ro1">
          <table:table-cell office:value-type="string">
            <text:p>Toltayan</text:p>
          </table:table-cell>
          <table:table-cell office:value-type="string">
            <text:p>Gas</text:p>
          </table:table-cell>
          <table:table-cell office:value-type="string">
            <text:p>Engineers</text:p>
          </table:table-cell>
          <table:table-cell office:value-type="string">
            <text:p>Serene</text:p>
          </table:table-cell>
          <table:table-cell office:value-type="string">
            <text:p>Hardy Industrialists</text:p>
          </table:table-cell>
          <table:table-cell office:value-type="string">
            <text:p>The Toltayan are a race of serene engineers that are excellent at resource generation.</text:p>
          </table:table-cell>
          <table:table-cell table:number-columns-repeated="1018"/>
        </table:table-row>
        <table:table-row table:style-name="ro1">
          <table:table-cell office:value-type="string">
            <text:p>CueCappa</text:p>
          </table:table-cell>
          <table:table-cell office:value-type="string">
            <text:p>Gas</text:p>
          </table:table-cell>
          <table:table-cell office:value-type="string">
            <text:p>Merchants</text:p>
          </table:table-cell>
          <table:table-cell office:value-type="string">
            <text:p>Honorable</text:p>
          </table:table-cell>
          <table:table-cell/>
          <table:table-cell office:value-type="string">
            <text:p>The Cue Cappa are a symbiotic race.</text:p>
          </table:table-cell>
          <table:table-cell table:number-columns-repeated="1018"/>
        </table:table-row>
        <table:table-row table:style-name="ro1">
          <table:table-cell office:value-type="string">
            <text:p>Terran</text:p>
          </table:table-cell>
          <table:table-cell office:value-type="string">
            <text:p>Rock</text:p>
          </table:table-cell>
          <table:table-cell office:value-type="string">
            <text:p>Merchants</text:p>
          </table:table-cell>
          <table:table-cell office:value-type="string">
            <text:p>Aggressive</text:p>
          </table:table-cell>
          <table:table-cell/>
          <table:table-cell office:value-type="string">
            <text:p>Terrans are an aggressive species which seek to expand their economy to every corner of the galaxy. </text:p>
          </table:table-cell>
          <table:table-cell table:number-columns-repeated="1018"/>
        </table:table-row>
        <table:table-row table:style-name="ro1">
          <table:table-cell office:value-type="string">
            <text:p>Sallega</text:p>
          </table:table-cell>
          <table:table-cell office:value-type="string">
            <text:p>Ice</text:p>
          </table:table-cell>
          <table:table-cell office:value-type="string">
            <text:p>Politicians</text:p>
          </table:table-cell>
          <table:table-cell office:value-type="string">
            <text:p>Neutral</text:p>
          </table:table-cell>
          <table:table-cell office:value-type="string">
            <text:p>Temporal Knowledge</text:p>
          </table:table-cell>
          <table:table-cell office:value-type="string">
            <text:p>The Sallega are a race of emotionless drones that carry out the orders of their high council. They have attained Temporal technology.</text:p>
          </table:table-cell>
          <table:table-cell table:number-columns-repeated="1018"/>
        </table:table-row>
        <table:table-row table:style-name="ro1">
          <table:table-cell office:value-type="string">
            <text:p>UkraTal</text:p>
          </table:table-cell>
          <table:table-cell office:value-type="string">
            <text:p>Ice</text:p>
          </table:table-cell>
          <table:table-cell office:value-type="string">
            <text:p>Politicians</text:p>
          </table:table-cell>
          <table:table-cell office:value-type="string">
            <text:p>Serene</text:p>
          </table:table-cell>
          <table:table-cell/>
          <table:table-cell office:value-type="string">
            <text:p>The Ukra-Tal are an ancient peaceful people who excel at politics.</text:p>
          </table:table-cell>
          <table:table-cell table:number-columns-repeated="1018"/>
        </table:table-row>
        <table:table-row table:style-name="ro1">
          <table:table-cell office:value-type="string">
            <text:p>XiChung</text:p>
          </table:table-cell>
          <table:table-cell office:value-type="string">
            <text:p>Rock</text:p>
          </table:table-cell>
          <table:table-cell office:value-type="string">
            <text:p>Psychotic</text:p>
          </table:table-cell>
          <table:table-cell office:value-type="string">
            <text:p>Aggressive</text:p>
          </table:table-cell>
          <table:table-cell/>
          <table:table-cell office:value-type="string">
            <text:p>The Xi'Chung are a psychotic race of insects that are devoted to the destruction of all life other than their own.</text:p>
          </table:table-cell>
          <table:table-cell table:number-columns-repeated="1018"/>
        </table:table-row>
        <table:table-row table:style-name="ro1">
          <table:table-cell office:value-type="string">
            <text:p>Fazrah</text:p>
          </table:table-cell>
          <table:table-cell office:value-type="string">
            <text:p>Ice</text:p>
          </table:table-cell>
          <table:table-cell office:value-type="string">
            <text:p>Renegades</text:p>
          </table:table-cell>
          <table:table-cell office:value-type="string">
            <text:p>Violent</text:p>
          </table:table-cell>
          <table:table-cell office:value-type="string">
            <text:p>Lucky</text:p>
          </table:table-cell>
          <table:table-cell office:value-type="string">
            <text:p>The Fazrah are a young species who are very prone to violent conflicts. They have survived this long solely on their tremendous luck.</text:p>
          </table:table-cell>
          <table:table-cell table:number-columns-repeated="1018"/>
        </table:table-row>
        <table:table-row table:style-name="ro1">
          <table:table-cell office:value-type="string">
            <text:p>Xiati</text:p>
          </table:table-cell>
          <table:table-cell office:value-type="string">
            <text:p>Rock</text:p>
          </table:table-cell>
          <table:table-cell office:value-type="string">
            <text:p>Schemers</text:p>
          </table:table-cell>
          <table:table-cell office:value-type="string">
            <text:p>Aggressive</text:p>
          </table:table-cell>
          <table:table-cell/>
          <table:table-cell office:value-type="string">
            <text:p>The Xiati are aggressive and known as devious schemers.</text:p>
          </table:table-cell>
          <table:table-cell table:number-columns-repeated="1018"/>
        </table:table-row>
        <table:table-row table:style-name="ro1">
          <table:table-cell office:value-type="string">
            <text:p>Eee</text:p>
          </table:table-cell>
          <table:table-cell office:value-type="string">
            <text:p>Gas</text:p>
          </table:table-cell>
          <table:table-cell office:value-type="string">
            <text:p>Scientists</text:p>
          </table:table-cell>
          <table:table-cell office:value-type="string">
            <text:p>Friendly</text:p>
          </table:table-cell>
          <table:table-cell office:value-type="string">
            <text:p>Ancient Race</text:p>
          </table:table-cell>
          <table:table-cell office:value-type="string">
            <text:p>The Eee are an ancient race known for their great intellect and friendly manner. </text:p>
          </table:table-cell>
          <table:table-cell table:number-columns-repeated="1018"/>
        </table:table-row>
        <table:table-row table:style-name="ro1">
          <table:table-cell office:value-type="string">
            <text:p>Jraenar</text:p>
          </table:table-cell>
          <table:table-cell office:value-type="string">
            <text:p>Rock</text:p>
          </table:table-cell>
          <table:table-cell office:value-type="string">
            <text:p>Warriors</text:p>
          </table:table-cell>
          <table:table-cell office:value-type="string">
            <text:p>Aggressive</text:p>
          </table:table-cell>
          <table:table-cell/>
          <table:table-cell office:value-type="string">
            <text:p>The Jraenar are an aggressive race of reptillian warriors. They are known for their aggressiveness and cunning.</text:p>
          </table:table-cell>
          <table:table-cell table:number-columns-repeated="1018"/>
        </table:table-row>
        <table:table-row table:style-name="ro1">
          <table:table-cell office:value-type="string">
            <text:p>Drushocka</text:p>
          </table:table-cell>
          <table:table-cell office:value-type="string">
            <text:p>Gas</text:p>
          </table:table-cell>
          <table:table-cell office:value-type="string">
            <text:p>Workers</text:p>
          </table:table-cell>
          <table:table-cell office:value-type="string">
            <text:p>Impulsive</text:p>
          </table:table-cell>
          <table:table-cell office:value-type="string">
            <text:p>Organic Manipulation</text:p>
          </table:table-cell>
          <table:table-cell office:value-type="string">
            <text:p>The Drushoka are a silicon based lifeform that are physically strong and resistant to adverse conditions. They are not known for their intellectual abilities. </text:p>
          </table:table-cell>
          <table:table-cell table:number-columns-repeated="1018"/>
        </table:table-row>
        <table:table-row table:style-name="ro1">
          <table:table-cell office:value-type="string">
            <text:p>Phong</text:p>
          </table:table-cell>
          <table:table-cell office:value-type="string">
            <text:p>Rock</text:p>
          </table:table-cell>
          <table:table-cell office:value-type="string">
            <text:p>Workers</text:p>
          </table:table-cell>
          <table:table-cell office:value-type="string">
            <text:p>Honorable</text:p>
          </table:table-cell>
          <table:table-cell office:value-type="string">
            <text:p>Advanced Storage Techniques</text:p>
          </table:table-cell>
          <table:table-cell office:value-type="string">
            <text:p>The Phong are a serene society of workers with advanced mining skills.</text:p>
          </table:table-cell>
          <table:table-cell table:number-columns-repeated="1018"/>
        </table:table-row>
        <table:table-row table:style-name="ro1">
          <table:table-cell office:value-type="string">
            <text:p>Amonkrie</text:p>
          </table:table-cell>
          <table:table-cell office:value-type="string">
            <text:p>Ice</text:p>
          </table:table-cell>
          <table:table-cell office:value-type="string">
            <text:p>Xenophobes</text:p>
          </table:table-cell>
          <table:table-cell office:value-type="string">
            <text:p>Honorable</text:p>
          </table:table-cell>
          <table:table-cell/>
          <table:table-cell office:value-type="string">
            <text:p>The Amon'krie are an intellectual race with advanced technology. Though physically weak, they make up for it with powerful warships. </text:p>
          </table:table-cell>
          <table:table-cell table:number-columns-repeated="1018"/>
        </table:table-row>
        <table:table-row table:style-name="ro1">
          <table:table-cell office:value-type="string">
            <text:p>Sergetti</text:p>
          </table:table-cell>
          <table:table-cell office:value-type="string">
            <text:p>Ice</text:p>
          </table:table-cell>
          <table:table-cell office:value-type="string">
            <text:p>Xenophobes</text:p>
          </table:table-cell>
          <table:table-cell office:value-type="string">
            <text:p>Aggressive</text:p>
          </table:table-cell>
          <table:table-cell office:value-type="string">
            <text:p>Propulsion Experts</text:p>
          </table:table-cell>
          <table:table-cell office:value-type="string">
            <text:p>The Sergetti are a race of aggressive xenophobes which have advanced propulsion skills.</text:p>
          </table:table-cell>
          <table:table-cell table:number-columns-repeated="1018"/>
        </table:table-row>
        <table:table-row table:style-name="ro1">
          <table:table-cell office:value-type="string">
            <text:p>Norak</text:p>
          </table:table-cell>
          <table:table-cell office:value-type="string">
            <text:p>Ice</text:p>
          </table:table-cell>
          <table:table-cell office:value-type="string">
            <text:p>Zealots</text:p>
          </table:table-cell>
          <table:table-cell office:value-type="string">
            <text:p>Impulsive</text:p>
          </table:table-cell>
          <table:table-cell office:value-type="string">
            <text:p>Deeply Religious</text:p>
          </table:table-cell>
          <table:table-cell office:value-type="string">
            <text:p>The Norak are a deeply religious people prone to impulsive crusades against their neighbors.</text:p>
          </table:table-cell>
          <table:table-cell table:number-columns-repeated="1018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Tabelle1.A1:Tabelle1.AMJ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.04.2012</text:date>, <text:time>16:37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5:28:17.88</meta:creation-date>
    <dc:date>2012-04-04T16:37:38.54</dc:date>
    <meta:editing-duration>PT1H9M16S</meta:editing-duration>
    <meta:editing-cycles>15</meta:editing-cycles>
    <meta:generator>LibreOffice/3.4$Win32 LibreOffice_project/340m1$Build-302</meta:generator>
    <meta:document-statistic meta:table-count="3" meta:cell-count="118" meta:object-count="0"/>
  </office:meta>
</office:document-meta>
</file>